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92d2f"/>
    </style:style>
    <style:style style:name="P2" style:family="paragraph" style:parent-style-name="Standard">
      <style:paragraph-properties fo:text-align="justify" style:justify-single-word="false"/>
      <style:text-properties fo:font-weight="normal" officeooo:paragraph-rsid="0015e23d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327a1" officeooo:paragraph-rsid="00167b7d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548e0" officeooo:paragraph-rsid="001e97f6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color="#2a6099" loext:opacity="100%" fo:font-weight="bold" officeooo:rsid="002240c0" officeooo:paragraph-rsid="002240c0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3fd4d" officeooo:paragraph-rsid="0023fd4d"/>
    </style:style>
    <style:style style:name="P8" style:family="paragraph" style:parent-style-name="Standard" style:list-style-name="WWNum1">
      <style:paragraph-properties fo:text-align="justify" style:justify-single-word="false" style:writing-mode="lr-tb"/>
      <style:text-properties fo:color="#000000" loext:opacity="100%" officeooo:paragraph-rsid="0015e23d"/>
    </style:style>
    <style:style style:name="P9" style:family="paragraph" style:parent-style-name="Standard" style:list-style-name="WWNum1">
      <style:paragraph-properties fo:text-align="justify" style:justify-single-word="false" style:writing-mode="lr-tb"/>
      <style:text-properties officeooo:paragraph-rsid="0015e23d"/>
    </style:style>
    <style:style style:name="P10" style:family="paragraph" style:parent-style-name="Standard" style:list-style-name="WWNum1">
      <style:paragraph-properties fo:text-align="start" style:justify-single-word="false" style:writing-mode="lr-tb"/>
      <style:text-properties officeooo:paragraph-rsid="0015e23d"/>
    </style:style>
    <style:style style:name="P11" style:family="paragraph" style:parent-style-name="Standard" style:list-style-name="WWNum1">
      <style:paragraph-properties fo:text-align="start" style:justify-single-word="false" style:writing-mode="lr-tb"/>
      <style:text-properties officeooo:paragraph-rsid="00202ad3"/>
    </style:style>
    <style:style style:name="P12" style:family="paragraph" style:parent-style-name="Standard" style:list-style-name="WWNum1">
      <style:paragraph-properties fo:text-align="start" style:justify-single-word="false" style:writing-mode="lr-tb"/>
      <style:text-properties fo:font-weight="bold" officeooo:paragraph-rsid="00202ad3" style:font-weight-asian="bold" style:font-weight-complex="bold"/>
    </style:style>
    <style:style style:name="P13" style:family="paragraph" style:parent-style-name="Standard" style:list-style-name="WWNum1">
      <style:paragraph-properties fo:text-align="start" style:justify-single-word="false" style:writing-mode="lr-tb"/>
      <style:text-properties fo:font-weight="bold" officeooo:rsid="001327a1" officeooo:paragraph-rsid="00202ad3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ff0000" loext:opacity="100%" fo:font-weight="normal" officeooo:rsid="00116b0a" officeooo:paragraph-rsid="001e97f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40c0" style:font-weight-asian="bold" style:font-weight-complex="bold"/>
    </style:style>
    <style:style style:name="T3" style:family="text">
      <style:text-properties fo:font-weight="bold" officeooo:rsid="0027117e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officeooo:rsid="0015e23d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27117e" fo:background-color="#ffff00" loext:char-shading-value="0"/>
    </style:style>
    <style:style style:name="T9" style:family="text">
      <style:text-properties officeooo:rsid="00167b7d"/>
    </style:style>
    <style:style style:name="T10" style:family="text">
      <style:text-properties officeooo:rsid="001e97f6"/>
    </style:style>
    <style:style style:name="T11" style:family="text">
      <style:text-properties officeooo:rsid="001f711c"/>
    </style:style>
    <style:style style:name="T12" style:family="text">
      <style:text-properties fo:color="#ff0000" loext:opacity="100%"/>
    </style:style>
    <style:style style:name="T13" style:family="text">
      <style:text-properties fo:color="#ff0000" loext:opacity="100%" officeooo:rsid="002240c0"/>
    </style:style>
    <style:style style:name="T14" style:family="text">
      <style:text-properties officeooo:rsid="002240c0"/>
    </style:style>
    <style:style style:name="T15" style:family="text">
      <style:text-properties officeooo:rsid="0023f9af"/>
    </style:style>
    <style:style style:name="T16" style:family="text">
      <style:text-properties officeooo:rsid="0025bb84"/>
    </style:style>
    <style:style style:name="T17" style:family="text">
      <style:text-properties officeooo:rsid="0027117e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HINA</text:p>
      <text:p text:style-name="P5"/>
      <text:p text:style-name="P3"><text:span text:style-name="T11">Qin</text:span> et al., 20<text:span text:style-name="T10">1</text:span><text:span text:style-name="T15">2</text:span>. <text:span text:style-name="T14">PRJNA422434</text:span><text:span text:style-name="T1">:</text:span></text:p>
      <text:p text:style-name="P2"/>
      <text:list xml:id="list2687566376" text:style-name="WWNum1">
        <text:list-item>
          <text:p text:style-name="P8"><text:span text:style-name="T4">Reference</text:span>: Qin, J., Li, Y., Cai, Z., Li, S., Zhu, J., Zhang, F., ... &amp; Wang, J. (2012). A metagenome-wide association study of gut microbiota in type 2 diabetes. Nature, 490(7418), 55-60. <text:a xlink:type="simple" xlink:href="https://doi.org/10.1038/nature11450" text:style-name="Internet_20_link" text:visited-style-name="Visited_20_Internet_20_Link">https://doi.org/10.1038/nature11450</text:a></text:p>
          <text:p text:style-name="P9"/>
        </text:list-item>
        <text:list-item>
          <text:p text:style-name="P10"><text:span text:style-name="T4">Description</text:span>: </text:p>
          <text:list>
            <text:list-item>
              <text:p text:style-name="P10"><text:span text:style-name="T1">Tipo Dataset</text:span>: Poblacional.</text:p>
            </text:list-item>
            <text:list-item>
              <text:p text:style-name="P9"><text:span text:style-name="T1">Estado Individuos</text:span>: <text:span text:style-name="T9">Healthy/</text:span><text:span text:style-name="T11">Unhealthy.</text:span></text:p>
            </text:list-item>
            <text:list-item>
              <text:p text:style-name="P10"><text:span text:style-name="T1">Antes Filtros</text:span>:</text:p>
              <text:list>
                <text:list-item>
                  <text:p text:style-name="P10"><text:span text:style-name="T1">N.º Muestras=Nº Individuos</text:span>: <text:span text:style-name="T14">Sí</text:span> (<text:span text:style-name="T14">370</text:span> muestras/ <text:span text:style-name="T14">370</text:span> individuos).</text:p>
                </text:list-item>
                <text:list-item>
                  <text:p text:style-name="P10"><text:span text:style-name="T5">N.º FASTQs=N.º SampleAccessions</text:span>: <text:span text:style-name="T13">Sí</text:span><text:span text:style-name="T12"> (</text:span><text:span text:style-name="T13">370</text:span><text:span text:style-name="T12"> PAIRED/ </text:span><text:span text:style-name="T13">370</text:span><text:span text:style-name="T12"> SampleAccessions).</text:span></text:p>
                </text:list-item>
              </text:list>
            </text:list-item>
            <text:list-item>
              <text:p text:style-name="P12">Después Filtros <text:span text:style-name="T6">(</text:span><text:span text:style-name="T8">Filtrado de los que son Healthy</text:span><text:span text:style-name="T6">)</text:span>:</text:p>
              <text:list>
                <text:list-item>
                  <text:p text:style-name="P11"><text:span text:style-name="T1">N.º Muestras=Nº Individuos</text:span>: <text:span text:style-name="T14">Sí</text:span> (<text:span text:style-name="T17">185 </text:span>muestras/ <text:span text:style-name="T17">185 </text:span>individuos).</text:p>
                </text:list-item>
                <text:list-item>
                  <text:p text:style-name="P11"><text:span text:style-name="T5">N.º FASTQs=N.º SampleAccessions</text:span><text:span text:style-name="T1">: </text:span><text:span text:style-name="T2">Sí</text:span><text:span text:style-name="T1"> (</text:span><text:span text:style-name="T3">185 </text:span><text:span text:style-name="T1">PAIRED/ </text:span><text:span text:style-name="T3">185 </text:span><text:span text:style-name="T1">SampleAccessions).</text:span></text:p>
                </text:list-item>
              </text:list>
            </text:list-item>
            <text:list-item>
              <text:p text:style-name="P13">Particularidades Procesado: No. </text:p>
            </text:list-item>
          </text:list>
        </text:list-item>
      </text:list>
      <text:p text:style-name="P1"/>
      <text:p text:style-name="P7"/>
      <text:p text:style-name="P1"/>
      <text:p text:style-name="P4"><text:span text:style-name="T7">Script CHECK</text:span>: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0:03:48.262176045</meta:creation-date>
    <meta:generator>LibreOffice/7.3.7.2$Linux_X86_64 LibreOffice_project/30$Build-2</meta:generator>
    <dc:date>2023-03-03T12:41:52.048977862</dc:date>
    <meta:editing-duration>PT3H13M15S</meta:editing-duration>
    <meta:editing-cycles>17</meta:editing-cycles>
    <meta:document-statistic meta:table-count="0" meta:image-count="0" meta:object-count="0" meta:page-count="1" meta:paragraph-count="15" meta:word-count="105" meta:character-count="721" meta:non-whitespace-character-count="640"/>
  </office:meta>
</office:document-meta>
</file>